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Capitals O" svg:font-family="'Linux Biolinum Capitals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Capitals O" fo:font-size="16pt" fo:font-weight="bold" officeooo:paragraph-rsid="00245c2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nux Biolinum Capitals O" fo:font-size="16pt" fo:font-weight="bold" officeooo:paragraph-rsid="00245c2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Capitals O" fo:font-size="12pt" fo:font-weight="bold" officeooo:paragraph-rsid="002034c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paragraph-rsid="002168a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paragraph-rsid="002034c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paragraph-rsid="00230b7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nux Biolinum Capitals O" fo:font-size="12pt" fo:font-weight="normal" officeooo:paragraph-rsid="00239a96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nux Biolinum Capitals O" fo:font-size="12pt" fo:font-weight="normal" officeooo:paragraph-rsid="00230b7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nux Biolinum Capitals O" fo:font-size="12pt" fo:font-style="italic" fo:font-weight="normal" officeooo:paragraph-rsid="002034c0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Capitals O" fo:font-size="14pt" fo:font-weight="bold" officeooo:paragraph-rsid="002034c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nux Biolinum Capitals O" fo:font-size="14pt" fo:font-weight="bold" officeooo:paragraph-rsid="00230b7e" style:font-size-asian="14pt" style:font-weight-asian="bold" style:font-size-complex="14pt" style:font-weight-complex="bold"/>
    </style:style>
    <style:style style:name="T1" style:family="text">
      <style:text-properties officeooo:rsid="001e5ca2"/>
    </style:style>
    <style:style style:name="T2" style:family="text">
      <style:text-properties officeooo:rsid="002034c0"/>
    </style:style>
    <style:style style:name="T3" style:family="text">
      <style:text-properties officeooo:rsid="002168ab"/>
    </style:style>
    <style:style style:name="T4" style:family="text">
      <style:text-properties officeooo:rsid="00230b7e"/>
    </style:style>
    <style:style style:name="T5" style:family="text">
      <style:text-properties officeooo:rsid="00239a96"/>
    </style:style>
    <style:style style:name="T6" style:family="text">
      <style:text-properties fo:font-size="16pt" officeooo:rsid="001e5ca2" style:font-size-asian="16pt" style:font-size-complex="16pt"/>
    </style:style>
    <style:style style:name="T7" style:family="text">
      <style:text-properties fo:font-size="14pt" officeooo:rsid="002034c0" style:font-size-asian="14pt" style:font-size-complex="14pt"/>
    </style:style>
    <style:style style:name="T8" style:family="text">
      <style:text-properties fo:font-style="italic" officeooo:rsid="002168ab" style:font-style-asian="italic" style:font-style-complex="italic"/>
    </style:style>
    <style:style style:name="T9" style:family="text">
      <style:text-properties officeooo:rsid="00245c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írofano</text:span></text:p>
      <text:p text:style-name="P1"><text:span text:style-name="T6"/></text:p>
      <text:p text:style-name="P2"><text:span text:style-name="T7">-Login</text:span></text:p>
      <text:p text:style-name="P5"><text:span text:style-name="T2">Dar acceso a los usuarios</text:span></text:p>
      <text:p text:style-name="P5"><text:span text:style-name="T2"/></text:p>
      <text:p text:style-name="P5"><text:span text:style-name="T2"/></text:p>
      <text:p text:style-name="P4"><text:span text:style-name="T8">Posteriormente se tendra varias opciones:</text:span><text:span text:style-name="T3"> </text:span></text:p>
      <text:p text:style-name="P6"><text:span text:style-name="T4"/></text:p>
      <text:p text:style-name="P11"><text:span text:style-name="T4">-Programación de la cirugiaen una respectiva sala</text:span></text:p>
      <text:p text:style-name="P6"><text:span text:style-name="T4">En esta opción el médico encargado podra programar una cirugia a un paciente o su paciente con datos especificos de los cuales los mas importantes son:</text:span></text:p>
      <text:p text:style-name="P6"><text:span text:style-name="T4"/></text:p>
      <text:list xml:id="list1370458078656271439" text:style-name="L1">
        <text:list-item>
          <text:p text:style-name="P8"><text:span text:style-name="T4">Datos del paciente</text:span></text:p>
        </text:list-item>
        <text:list-item>
          <text:p text:style-name="P8"><text:span text:style-name="T4">Diagnostico</text:span></text:p>
        </text:list-item>
        <text:list-item>
          <text:p text:style-name="P8"><text:span text:style-name="T4">Procedimiento de la cirugia</text:span></text:p>
        </text:list-item>
        <text:list-item>
          <text:p text:style-name="P8"><text:span text:style-name="T4">Datos del círugano que realizara la operación</text:span></text:p>
        </text:list-item>
        <text:list-item>
          <text:p text:style-name="P8"><text:span text:style-name="T4">Insumos</text:span></text:p>
        </text:list-item>
        <text:list-item>
          <text:p text:style-name="P8"><text:span text:style-name="T4">Tiempo estimado del procedimiento</text:span></text:p>
        </text:list-item>
      </text:list>
      <text:p text:style-name="P6"><text:span text:style-name="T4"/></text:p>
      <text:p text:style-name="P6"><text:span text:style-name="T4"/></text:p>
      <text:p text:style-name="P10"><text:span text:style-name="T2">-Agenda </text:span><text:span text:style-name="T3">para cada una de las salas</text:span></text:p>
      <text:p text:style-name="P5"><text:span text:style-name="T2">Contara con tres tipos de programación</text:span></text:p>
      <text:p text:style-name="P5"><text:span text:style-name="T5"/></text:p>
      <text:p text:style-name="P9"><text:span text:style-name="T5">a) </text:span><text:span text:style-name="T2">Las cirugias programadas</text:span></text:p>
      <text:p text:style-name="P5"><text:span text:style-name="T2"/></text:p>
      <text:p text:style-name="P5"><text:span text:style-name="T2">Son las cirugias que fueron programadas para ciertas fechas y horas y que no se an realizado.</text:span></text:p>
      <text:p text:style-name="P7"><text:span text:style-name="T5">Tendran diferentes opcónes como la edición de la misma, diferirla, iniciarla, indicar si el pasiente ya esta listo para la operación entre otros.</text:span></text:p>
      <text:p text:style-name="P5"><text:span text:style-name="T2"/></text:p>
      <text:p text:style-name="P5"><text:span text:style-name="T2"/></text:p>
      <text:p text:style-name="P9"><text:span text:style-name="T5">b) </text:span><text:span text:style-name="T2">Transoperatorio</text:span></text:p>
      <text:p text:style-name="P5"><text:span text:style-name="T2"/></text:p>
      <text:p text:style-name="P5"><text:span text:style-name="T2">Son las cirugias que se estan ralizando en el instante</text:span></text:p>
      <text:p text:style-name="P7"><text:span text:style-name="T5">Se podra indicar si se necesitan ciertos instrumentos rapidamente, se puede finalizar para pasar al siguiente paso.</text:span></text:p>
      <text:p text:style-name="P5"><text:span text:style-name="T2"/></text:p>
      <text:p text:style-name="P5"><text:span text:style-name="T2"/></text:p>
      <text:p text:style-name="P9"><text:span text:style-name="T5">c) </text:span><text:span text:style-name="T2">Las realizadas</text:span></text:p>
      <text:p text:style-name="P5"><text:span text:style-name="T2"/></text:p>
      <text:p text:style-name="P5"><text:span text:style-name="T2">Son las cirugias ya realizadas en fase de espera</text:span></text:p>
      <text:p text:style-name="P7"><text:span text:style-name="T5">Para diferente información que se requiera del procedimiento realizado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10"><text:span text:style-name="T2">-Cirugias diferidas </text:span><text:span text:style-name="T3">o aplazadas</text:span></text:p>
      <text:p text:style-name="P5"><text:span text:style-name="T2">Son aquellas cirugias que fueron aplazadas por ciertas razones par auna reprogramacion posterio. </text:span><text:span text:style-name="T5">Para poder aplzar o diferir una cirugia es necesario indicar el motivo por el cual esta fue aplasada</text:span></text:p>
      <text:p text:style-name="P5"><text:span text:style-name="T2"/></text:p>
      <text:p text:style-name="P5"><text:span text:style-name="T2"/></text:p>
      <text:p text:style-name="P3"><text:span text:style-name="T2">-Salas </text:span><text:span text:style-name="T3">disponibles</text:span></text:p>
      <text:p text:style-name="P5"><text:span text:style-name="T2">Se muestran las diferentes salas disponibles para la cirugias, </text:span><text:span text:style-name="T9">ademas de poder agregar o quitar una de estas sal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nux Biolinum Capitals O" svg:font-family="'Linux Biolinum Capitals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 </meta:initial-creator>
    <meta:creation-date>2013-07-22T10:25:34</meta:creation-date>
    <dc:date>2013-07-22T11:01:38</dc:date>
    <dc:creator>Ave </dc:creator>
    <meta:editing-duration>PT20M54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2" meta:paragraph-count="27" meta:word-count="234" meta:character-count="1455" meta:non-whitespace-character-count="1253"/>
  </office:meta>
</office:document-meta>
</file>